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co15" style:family="table-column">
      <style:table-column-properties fo:break-before="auto" style:column-width="4.927cm"/>
    </style:style>
    <style:style style:name="co16" style:family="table-column">
      <style:table-column-properties fo:break-before="auto" style:column-width="0.452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_2_english" table:style-name="ta1">
        <table:shapes>
          <draw:frame draw:z-index="0" draw:style-name="gr1" draw:text-style-name="P1" svg:width="34cm" svg:height="22cm" svg:x="4cm" svg:y="14.817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cm" svg:height="22cm" svg:x="38.996cm" svg:y="14.817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16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lann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14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  <table:database-range table:name="__Anonymous_Sheet_DB__2" table:target-range-address="Feuille1_2_english.A73:Feuille1_2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000-00-00T14:35:28.14306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6T14:44:47.976275135</dc:date>
    <meta:editing-duration>PT4H20M34S</meta:editing-duration>
    <meta:editing-cycles>68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5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595cm" svg:width="28.103cm" svg:height="17.85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17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07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85cm" svg:y="0.241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14cm" svg:width="26.813cm" svg:height="17.856cm">
          <chartooo:coordinate-region svg:x="2.83cm" svg:y="2.92cm" svg:width="24.946cm" svg:height="16.691cm"/>
          <chart:axis chart:dimension="x" chart:name="primary-x" chart:style-name="ch5" chartooo:axis-type="auto">
            <chart:title svg:x="12.914cm" svg:y="20.679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466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ff3333" draw:textarea-horizontal-align="center" draw:textarea-vertical-align="middle"/>
    </style:style>
    <style:style style:name="gr3" style:family="graphic">
      <style:graphic-properties draw:fill-color="#c0ff80" draw:textarea-horizontal-align="center" draw:textarea-vertical-align="middle" draw:fit-to-size="false" draw:fit-to-contour="true"/>
    </style:style>
    <style:style style:name="gr4" style:family="graphic">
      <style:graphic-properties svg:stroke-color="#00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00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001cm" svg:height="22.001cm" xlink:href=".." xlink:type="simple" chart:class="chart:scatter" chart:style-name="ch1">
        <chart:title svg:x="14.702cm" svg:y="0.2cm" chart:style-name="ch2">
          <text:p>Progress</text:p>
        </chart:title>
        <chart:legend svg:x="29.7cm" svg:y="10.1cm" style:legend-expansion="custom" chartooo:width="3.791cm" chartooo:height="2.06cm" style:legend-expansion-aspect-ratio="1.84029126213592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425cm" svg:y="2.693cm" svg:width="27.866cm" svg:height="18.164cm">
          <chartooo:coordinate-region svg:x="2.999cm" svg:y="2.999cm" svg:width="25.999cm" svg:height="16.999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896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18.723cm" svg:y1="8.647cm" svg:x2="17.558cm" svg:y2="6.252cm">
          <text:p/>
        </draw:line>
        <draw:line draw:style-name="gr2" draw:text-style-name="P1" svg:x1="27.6cm" svg:y1="5.8cm" svg:x2="29.003cm" svg:y2="5.809cm">
          <text:p/>
        </draw:line>
        <draw:line draw:style-name="gr2" draw:text-style-name="P1" svg:x1="3cm" svg:y1="5.8cm" svg:x2="24.315cm" svg:y2="5.8cm">
          <text:p/>
        </draw:line>
        <draw:rect draw:style-name="gr3" draw:text-style-name="P2" svg:width="6.135cm" svg:height="0.854cm" svg:x="3.001cm" svg:y="15.216cm">
          <text:p text:style-name="P1"><text:span text:style-name="T1">2.Design</text:span></text:p>
        </draw:rect>
        <draw:line draw:style-name="gr1" draw:text-style-name="P1" svg:x1="6.249cm" svg:y1="16.071cm" svg:x2="9.028cm" svg:y2="16.905cm">
          <text:p/>
        </draw:line>
        <draw:rect draw:style-name="gr3" draw:text-style-name="P2" svg:width="5.11cm" svg:height="1.71cm" svg:x="3.001cm" svg:y="9.779cm">
          <text:p text:style-name="P1"><text:span text:style-name="T1">3.Minimal</text:span></text:p>
          <text:p text:style-name="P1"><text:span text:style-name="T1">application</text:span></text:p>
        </draw:rect>
        <draw:line draw:style-name="gr1" draw:text-style-name="P1" svg:x1="13.209cm" svg:y1="11.106cm" svg:x2="8.111cm" svg:y2="10.657cm">
          <text:p/>
        </draw:line>
        <draw:rect draw:style-name="gr3" draw:text-style-name="P2" svg:width="5.113cm" svg:height="1.709cm" svg:x="3.001cm" svg:y="12.638cm">
          <text:p text:style-name="P1"><text:span text:style-name="T1">4.Minimal</text:span></text:p>
          <text:p text:style-name="P1"><text:span text:style-name="T1">interface</text:span></text:p>
          <text:p text:style-name="P1"><text:span text:style-name="T1"/></text:p>
        </draw:rect>
        <draw:line draw:style-name="gr1" draw:text-style-name="P1" svg:x1="12.53cm" svg:y1="15.338cm" svg:x2="8.15cm" svg:y2="13.265cm">
          <text:p/>
        </draw:line>
        <draw:rect draw:style-name="gr3" draw:text-style-name="P2" svg:width="8.181cm" svg:height="1.709cm" svg:x="20.832cm" svg:y="15.421cm">
          <text:p text:style-name="P1"><text:span text:style-name="T1">5.HCI Improvement</text:span></text:p>
          <text:p text:style-name="P1"><text:span text:style-name="T1">Curve choice</text:span></text:p>
        </draw:rect>
        <draw:line draw:style-name="gr1" draw:text-style-name="P1" svg:x1="20.832cm" svg:y1="16.402cm" svg:x2="15.752cm" svg:y2="11.055cm">
          <text:p/>
        </draw:line>
        <draw:rect draw:style-name="gr3" draw:text-style-name="P2" svg:width="6.135cm" svg:height="1.709cm" svg:x="7.847cm" svg:y="6.968cm">
          <text:p text:style-name="P1"><text:span text:style-name="T1">6.More</text:span></text:p>
          <text:p text:style-name="P1"><text:span text:style-name="T1">fonctionnalities</text:span></text:p>
        </draw:rect>
        <draw:line draw:style-name="gr1" draw:text-style-name="P1" svg:x1="15.752cm" svg:y1="9.814cm" svg:x2="13.983cm" svg:y2="8.046cm">
          <text:p/>
        </draw:line>
        <draw:line draw:style-name="gr1" draw:text-style-name="P1" svg:x1="21.442cm" svg:y1="13.439cm" svg:x2="19.959cm" svg:y2="7.689cm">
          <text:p/>
        </draw:line>
        <draw:rect draw:style-name="gr3" draw:text-style-name="P2" svg:width="4.827cm" svg:height="1.709cm" svg:x="14.234cm" svg:y="4.542cm">
          <text:p text:style-name="P1"><text:span text:style-name="T1">8.Free hand</text:span></text:p>
          <text:p text:style-name="P1"><text:span text:style-name="T1">generatrix</text:span></text:p>
        </draw:rect>
        <draw:rect draw:style-name="gr3" draw:text-style-name="P2" svg:width="5.113cm" svg:height="1.709cm" svg:x="23.901cm" svg:y="9.831cm">
          <text:p text:style-name="P1"><text:span text:style-name="T1">9.Gestion de</text:span></text:p>
          <text:p text:style-name="P1"><text:span text:style-name="T1">données</text:span></text:p>
        </draw:rect>
        <draw:line draw:style-name="gr1" draw:text-style-name="P1" svg:x1="26.32cm" svg:y1="9.831cm" svg:x2="23.18cm" svg:y2="7.09cm">
          <text:p/>
        </draw:line>
        <draw:line draw:style-name="gr1" draw:text-style-name="P1" svg:x1="20.087cm" svg:y1="3.607cm" svg:x2="24.416cm" svg:y2="5.909cm">
          <text:p/>
        </draw:line>
        <draw:rect draw:style-name="gr3" draw:text-style-name="P2" svg:width="7.566cm" svg:height="1.709cm" svg:x="15.862cm" svg:y="2.16cm">
          <text:p text:style-name="P1"><text:span text:style-name="T1">10.HCI Improvement</text:span></text:p>
          <text:p text:style-name="P1"><text:span text:style-name="T1">Curve formula</text:span></text:p>
        </draw:rect>
        <draw:line draw:style-name="gr1" draw:text-style-name="P1" svg:x1="27.412cm" svg:y1="2.999cm" svg:x2="27.412cm" svg:y2="5.122cm">
          <text:p/>
        </draw:line>
        <draw:line draw:style-name="gr4" draw:text-style-name="P1" svg:x1="20.101cm" svg:y1="10.317cm" svg:x2="21.442cm" svg:y2="13.439cm">
          <text:p/>
        </draw:line>
        <draw:custom-shape draw:style-name="gr5" draw:text-style-name="P3" svg:width="2.008cm" svg:height="0.979cm" svg:x="7.879cm" svg:y="16.51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2.358cm" svg:y="10.728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2.008cm" svg:height="0.979cm" svg:x="14.649cm" svg:y="9.361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8.998cm" svg:y="7.23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23.446cm" svg:y="5.203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2.008cm" svg:height="0.979cm" svg:x="26.432cm" svg:y="4.494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983cm" svg:y1="8.046cm" svg:x2="20.701cm" svg:y2="9.183cm">
          <text:p/>
        </draw:line>
        <draw:rect draw:style-name="gr8" draw:text-style-name="P2" svg:width="5.74cm" svg:height="0.85cm" svg:x="24.59cm" svg:y="2.999cm">
          <text:p text:style-name="P1"><text:span text:style-name="T1">11.User curves</text:span></text:p>
        </draw:rect>
        <draw:rect draw:style-name="gr3" draw:text-style-name="P2" svg:width="7.57cm" svg:height="1.709cm" svg:x="21.442cm" svg:y="12.604cm">
          <text:p text:style-name="P1"><text:span text:style-name="T1">7.HCI Improvement Parameter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001cm" svg:height="22.001cm" xlink:href=".." xlink:type="simple" chart:class="chart:scatter" chart:style-name="ch1">
        <chart:title svg:x="14.702cm" svg:y="0.2cm" chart:style-name="ch2">
          <text:p>Progress</text:p>
        </chart:title>
        <chart:legend svg:x="29.7cm" svg:y="10.1cm" style:legend-expansion="custom" chartooo:width="3.701cm" chartooo:height="1.822cm" style:legend-expansion-aspect-ratio="2.03128430296378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425cm" svg:y="2.693cm" svg:width="27.864cm" svg:height="18.162cm">
          <chartooo:coordinate-region svg:x="2.999cm" svg:y="2.999cm" svg:width="25.997cm" svg:height="16.997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896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cm" svg:y1="5.8cm" svg:x2="24.448cm" svg:y2="5.8cm">
          <text:p/>
        </draw:line>
        <draw:line draw:style-name="gr1" draw:text-style-name="P2" svg:x1="27.6cm" svg:y1="5.8cm" svg:x2="28.964cm" svg:y2="5.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